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Roboto" svg:font-family="Roboto, RobotoDraft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1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2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text-properties fo:color="#000000" loext:opacity="100%"/>
    </style:style>
    <style:style style:name="P25" style:family="paragraph" style:parent-style-name="Normal">
      <style:text-properties fo:color="#000000" loext:opacity="100%" fo:language="en" fo:country="US"/>
    </style:style>
    <style:style style:name="P26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7" style:family="paragraph" style:parent-style-name="Normal">
      <style:text-properties fo:color="#000000" loext:opacity="100%" fo:font-weight="normal" style:font-weight-asian="normal" style:font-weight-complex="normal"/>
    </style:style>
    <style:style style:name="P28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29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0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1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2" style:family="paragraph" style:parent-style-name="Normal">
      <style:paragraph-properties fo:margin-top="0cm" fo:margin-bottom="0cm" style:contextual-spacing="false"/>
    </style:style>
    <style:style style:name="P33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4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5" style:family="paragraph" style:parent-style-name="Normal">
      <style:text-properties officeooo:paragraph-rsid="00550d77"/>
    </style:style>
    <style:style style:name="P36" style:family="paragraph" style:parent-style-name="TOC_20_Heading">
      <style:text-properties fo:color="#000000" loext:opacity="100%"/>
    </style:style>
    <style:style style:name="P37" style:family="paragraph" style:parent-style-name="Heading_20_1">
      <style:text-properties fo:color="#000000" loext:opacity="100%"/>
    </style:style>
    <style:style style:name="P38" style:family="paragraph" style:parent-style-name="Heading_20_2">
      <style:text-properties fo:color="#000000" loext:opacity="100%" officeooo:rsid="00374565" officeooo:paragraph-rsid="0041fbc4"/>
    </style:style>
    <style:style style:name="P39" style:family="paragraph" style:parent-style-name="Heading_20_2">
      <style:text-properties fo:color="#000000" loext:opacity="100%"/>
    </style:style>
    <style:style style:name="P40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2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3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style:font-weight-complex="bold"/>
    </style:style>
    <style:style style:name="T23" style:family="text">
      <style:text-properties fo:font-size="13pt" style:font-name-asian="Times New Roman" style:font-size-asian="13pt" style:font-size-complex="13pt" style:font-weight-complex="bold"/>
    </style:style>
    <style:style style:name="T24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officeooo:rsid="00550d77"/>
    </style:style>
    <style:style style:name="T30" style:family="text">
      <style:text-properties fo:font-variant="normal" fo:text-transform="none" style:font-name="Roboto" fo:font-size="7.94999980926514pt" fo:letter-spacing="normal" fo:font-style="normal" fo:font-weight="normal"/>
    </style:style>
    <style:style style:name="T31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32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3">Bid Pack</text:p>
      <text:list text:style-name="L1">
        <text:list-item>
          <text:p text:style-name="P41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0"><text:span text:style-name="T25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29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</text:span></text:span><text:span text:style-name="Default_20_Paragraph_20_Font"><text:span text:style-name="T3">«Insert Lot id» 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2"/>
      <text:p text:style-name="P24"/>
      <text:p text:style-name="P36">Contents</text:p>
      <text:p text:style-name="P25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1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1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1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1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0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0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0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0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4"/>
      <text:p text:style-name="P23"/>
      <text:h text:style-name="P37" text:outline-level="1"><text:bookmark-start text:name="_Toc96581752"/><text:bookmark-start text:name="_Toc96088662"/><text:bookmark-start text:name="_Toc92688238"/></text:h>
      <text:p text:style-name="P22"/>
      <text:p text:style-name="P16"><text:span text:style-name="T24">T</text:span><text:span text:style-name="T23">he services you need</text:span></text:p>
      <text:list text:style-name="L2">
        <text:list-item>
          <text:p text:style-name="P43">«Services_you_need#n»</text:p>
        </text:list-item>
      </text:list>
      <text:p text:style-name="P19"/>
      <text:h text:style-name="P38" text:outline-level="2"><text:span text:style-name="T20">The </text:span><text:span text:style-name="T19">O</text:span>rganisation <text:span text:style-name="T20">using the products or services being procured</text:span></text:h>
      <text:p text:style-name="P21">«Insert Managing Organisation Name»</text:p>
      <text:h text:style-name="P37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24"/>
      <text:h text:style-name="P39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26">«Insert_Requirements_Background_Step_13_Box_1»</text:p>
      <text:p text:style-name="P26">«Insert_Requirements_Social_Value_Objectives_Step_13_Box_2»</text:p>
      <text:p text:style-name="P26"/>
      <text:p text:style-name="P9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<text:span text:style-name="T3">The business need</text:span></text:span></text:p>
      <text:p text:style-name="P26">«Insert_Problem_Statement_Step_14_Box_1»</text:p>
      <text:p text:style-name="P27"/>
      <text:p text:style-name="P15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4"/>
      <text:p text:style-name="P15">Budget</text:p>
      <text:p text:style-name="P8"><text:span text:style-name="T31">Indicative maximum is</text:span><text:span text:style-name="T32"> </text:span>£ «Project_Budget_Max_Step_25 Conditional».</text:p>
      <text:p text:style-name="P7"><text:span text:style-name="T31">Indicative minimum is</text:span> £ «Project_Budget_Min_Step_25 Conditional».</text:p>
      <text:p text:style-name="P14"><text:span text:style-name="T22">Additional information on budget : </text:span><text:span text:style-name="T26">«Project_Budget</text:span><text:span text:style-name="T27">_Addit</text:span><text:span text:style-name="T28">i</text:span><text:span text:style-name="T27">onal_info</text:span><text:span text:style-name="T26">»</text:span></text:p>
      <text:p text:style-name="P15">The Service and Incumbent supplier</text:p>
      <text:p text:style-name="P5">«Project_New_Expanded_Replacement_Service_No_Step_21»</text:p>
      <text:p text:style-name="P5">«Conditional content, based on Binary Y/N» If 'Y' then: «Project_Incumbent_Yes_No_Supplier_Name_Step_22»<text:line-break/></text:p>
      <text:h text:style-name="P39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35"><text:span text:style-name="T12">Current phase of project is</text:span><text:span text:style-name="Default_20_Paragraph_20_Font"><text:span text:style-name="T10"> </text:span></text:span></text:p>
      <text:p text:style-name="P35"><text:soft-page-break/><text:span text:style-name="Default_20_Paragraph_20_Font"><text:span text:style-name="T10">«Project_Phase_Current_Step_17»</text:span></text:span></text:p>
      <text:p text:style-name="P5"/>
      <text:h text:style-name="P39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24"/>
      <text:p text:style-name="P22"/>
      <text:p text:style-name="P24"/>
      <text:h text:style-name="P37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24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7">1</text:p>
          </table:table-cell>
          <table:table-cell table:style-name="REQUIREMNTS_5f_GROUPS.A1" office:value-type="string">
            <text:p text:style-name="P28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3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4"><text:span text:style-name="Default_20_Paragraph_20_Font"><text:span text:style-name="T10"/></text:span></text:p>
      <text:p text:style-name="P24"/>
      <text:p text:style-name="P24"/>
      <text:p text:style-name="P24"/>
      <text:p text:style-name="P24"/>
      <text:p text:style-name="P22"/>
      <text:h text:style-name="P37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24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2"/>
      <text:h text:style-name="P37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24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18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2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h text:style-name="P37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24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4"><text:bookmark-end text:name="_Toc92688238"/></text:p>
      <text:h text:style-name="P40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Roboto" svg:font-family="Roboto, RobotoDraft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6T09:08:32.974688791</dc:date>
    <meta:editing-cycles>51</meta:editing-cycles>
    <meta:editing-duration>P4DT19H32M53S</meta:editing-duration>
    <meta:document-statistic meta:table-count="3" meta:image-count="0" meta:object-count="0" meta:page-count="8" meta:paragraph-count="78" meta:word-count="290" meta:character-count="2523" meta:non-whitespace-character-count="2298"/>
    <meta:template xlink:type="simple" xlink:actuate="onRequest" xlink:title="" xlink:href="Normal"/>
  </office:meta>
</office:document-meta>
</file>